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fo:text-indent="0.4984in" style:auto-text-indent="false"/>
    </style:style>
    <style:style style:name="P3" style:family="paragraph" style:parent-style-name="Standard">
      <style:paragraph-properties fo:margin-left="0in" fo:margin-right="0in" fo:text-align="justify" style:justify-single-word="false" fo:text-indent="0.4984in" style:auto-text-indent="false"/>
    </style:style>
    <style:style style:name="P4" style:family="paragraph" style:parent-style-name="Standard">
      <style:paragraph-properties fo:margin-left="0in" fo:margin-right="0in" fo:text-align="center" style:justify-single-word="false" fo:text-indent="0.4984in" style:auto-text-indent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Standard">
      <style:paragraph-properties fo:margin-left="0in" fo:margin-right="0in" fo:text-align="justify" style:justify-single-word="false" fo:text-indent="0.4909in" style:auto-text-indent="false"/>
    </style:style>
    <style:style style:name="P7" style:family="paragraph" style:parent-style-name="Standard">
      <style:paragraph-properties fo:margin-left="0in" fo:margin-right="0in" fo:text-align="center" style:justify-single-word="false" fo:text-indent="0.4909in" style:auto-text-indent="false"/>
    </style:style>
    <style:style style:name="T1" style:family="text">
      <style:text-properties style:font-name-asian="Times New Roman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Пульт управления.</text:p>
      <text:p text:style-name="P1"/>
      <text:p text:style-name="P6">Для реализации взаимодействия джойстиков с компьютером следует использовать плату управления, соединяемую с компьютером посредством USB интерфейса. Информация с 9 кнопок управления и 4 аналоговых джойстиков передаётся в компьютер с помощью микроконтроллера.</text:p>
      <text:p text:style-name="P6">Опрос кнопок выполняется путём зацикленного последовательного анализа состояний в выделенной задаче RTOS микроконтроллера управления. Для этой цели используется порт общего назначения микроконтроллера.</text:p>
      <text:p text:style-name="P6">Измерение состояний джойстиков выполняется с помощью строенного АЦП. Эта функция также выделяется в отдельную задачу RTOS, которая, используя внутренний мультиплексор, вычисляет отклонение ручки джойстиков от вертикали.</text:p>
      <text:p text:style-name="P6">Данные о нажатии кнопок и состоянии ручек джойстиков передаются в компьютер управления через интерфейс USB, Интерфейсная микросхема USB соединяется с микроконтроллером через интерфейс SPI.</text:p>
      <text:p text:style-name="P6"/>
      <text:p text:style-name="P6"/>
      <text:p text:style-name="P7">Программа встроенной ЭВМ на борту.</text:p>
      <text:p text:style-name="P2"/>
      <text:p text:style-name="P3">Встроенная ЭВМ осуществляет передачу команд управления с пульта управления в электронный блок управления и данные о показаниях датчиков в пульт управления. Программа управления постоянно принимает от пульта управления сведения о его функционировании. При остутствии этой информации в течение времени, превышающем критическое, встроенная ЭВМ считает, что связь прервалась и приводит приводы в состояние, в котором механизм и все его части находятся в состоянии покоя.</text:p>
      <text:p text:style-name="P3"/>
      <text:p text:style-name="P3"/>
      <text:p text:style-name="P4">Электронный блок управления.</text:p>
      <text:p text:style-name="P4"/>
      <text:p text:style-name="P3"/>
      <text:p text:style-name="P2"/>
      <text:p text:style-name="P4">В<text:span text:style-name="T1"> </text:span>устройствах<text:span text:style-name="T1"> </text:span>USB<text:span text:style-name="T1"> </text:span>необходимость<text:span text:style-name="T1"> </text:span>есть.</text:p>
      <text:p text:style-name="P4"/>
      <text:p text:style-name="P3">В<text:span text:style-name="T1"> </text:span>этом<text:span text:style-name="T1"> </text:span>случае<text:span text:style-name="T1"> </text:span>необходимо<text:span text:style-name="T1"> </text:span>устройство,<text:span text:style-name="T1"> </text:span>имеющее<text:span text:style-name="T1"> </text:span>USB-хост.<text:span text:style-name="T1"> </text:span>В<text:span text:style-name="T1"> </text:span>качестве<text:span text:style-name="T1"> </text:span>этого<text:span text:style-name="T1"> </text:span>устройства<text:span text:style-name="T1"> </text:span>предлагается<text:span text:style-name="T1"> </text:span>использовать<text:span text:style-name="T1"> </text:span>встроенную<text:span text:style-name="T1"> </text:span>ЭВМ<text:span text:style-name="T1"> </text:span>на<text:span text:style-name="T1"> </text:span>базе<text:span text:style-name="T1"> </text:span>маршрутизатора<text:span text:style-name="T1"> </text:span>D-Link<text:span text:style-name="T1"> </text:span>DIR-320<text:span text:style-name="T1"> </text:span>под<text:span text:style-name="T1"> </text:span>управлением<text:span text:style-name="T1"> </text:span>операционной<text:span text:style-name="T1"> </text:span>системы<text:span text:style-name="T1"> </text:span>OpenWRT<text:span text:style-name="T1"> </text:span>10.03<text:span text:style-name="T1"> “</text:span>Back<text:span text:style-name="T1"> </text:span>Fire<text:span text:style-name="T1">”</text:span>.<text:span text:style-name="T1"> </text:span>Данная<text:span text:style-name="T1"> </text:span>ЭВМ<text:span text:style-name="T1"> </text:span>обладает<text:span text:style-name="T1"> </text:span>следующими<text:span text:style-name="T1"> </text:span>характеристиками.<text:span text:style-name="T1"> </text:span>Внутренний<text:span text:style-name="T1"> </text:span>контроллер<text:span text:style-name="T1"> </text:span>имеет<text:span text:style-name="T1"> </text:span>ядро<text:span text:style-name="T1"> </text:span>MIPS,<text:span text:style-name="T1"> </text:span>работает<text:span text:style-name="T1"> </text:span>на<text:span text:style-name="T1"> </text:span>частоте<text:span text:style-name="T1"> </text:span>400МГц.<text:span text:style-name="T1"> </text:span>Объём<text:span text:style-name="T1"> </text:span>внутренней<text:span text:style-name="T1"> </text:span>DRAM<text:span text:style-name="T1"> </text:span>памяти<text:span text:style-name="T1"> </text:span>составляет<text:span text:style-name="T1"> </text:span>32Мб.<text:span text:style-name="T1"> </text:span>Объём<text:span text:style-name="T1"> </text:span>внутренней<text:span text:style-name="T1"> </text:span>FLASH<text:span text:style-name="T1"> </text:span>энергонезависимой<text:span text:style-name="T1"> </text:span>памяти<text:span text:style-name="T1"> </text:span>составляет<text:span text:style-name="T1"> </text:span>4Мб.<text:span text:style-name="T1"> </text:span>В<text:span text:style-name="T1"> </text:span>связи<text:span text:style-name="T1"> </text:span>с<text:span text:style-name="T1"> </text:span>этим<text:span text:style-name="T1"> </text:span>предлагается<text:span text:style-name="T1"> </text:span>вынести<text:span text:style-name="T1"> </text:span>файловую<text:span text:style-name="T1"> </text:span>систему<text:span text:style-name="T1"> </text:span>на<text:span text:style-name="T1"> </text:span>внешний<text:span text:style-name="T1"> </text:span>FLASH<text:span text:style-name="T1"> </text:span>накопитель<text:span text:style-name="T1"> </text:span>большего<text:span text:style-name="T1"> </text:span>объёма<text:span text:style-name="T1"> </text:span>в<text:span text:style-name="T1"> </text:span>связи<text:span text:style-name="T1"> </text:span>с<text:span text:style-name="T1"> </text:span>необходимостью<text:span text:style-name="T1"> </text:span>хранения<text:span text:style-name="T1"> </text:span>программ<text:span text:style-name="T1"> </text:span>управления<text:span text:style-name="T1"> </text:span>периферией<text:span text:style-name="T1"> </text:span>и<text:span text:style-name="T1"> </text:span>обмена<text:span text:style-name="T1"> </text:span>с<text:span text:style-name="T1"> </text:span>пультом<text:span text:style-name="T1"> </text:span>управления.<text:span text:style-name="T1"> </text:span>USB<text:span text:style-name="T1"> </text:span>периферийные<text:span text:style-name="T1"> </text:span>устройства<text:span text:style-name="T1"> </text:span>с<text:span text:style-name="T1"> </text:span>известным<text:span text:style-name="T1"> </text:span>протоколом<text:span text:style-name="T1"> </text:span>обмена,<text:span text:style-name="T1"> </text:span>либо<text:span text:style-name="T1"> </text:span>поддерживаемые<text:span text:style-name="T1"> </text:span>операционной<text:span text:style-name="T1"> </text:span>системой<text:span text:style-name="T1"> </text:span>OpenWRT<text:span text:style-name="T1"> </text:span>10.03<text:span text:style-name="T1"> “</text:span>Back<text:span text:style-name="T1"> </text:span>Fire<text:span text:style-name="T1">” </text:span>могут<text:span text:style-name="T1"> </text:span>быть<text:span text:style-name="T1"> </text:span>задействованы<text:span text:style-name="T1"> </text:span>либо<text:span text:style-name="T1"> </text:span>непосредственно<text:span text:style-name="T1"> </text:span>ядром<text:span text:style-name="T1"> </text:span>операционной<text:span text:style-name="T1"> </text:span>системы,<text:span text:style-name="T1"> </text:span>либо<text:span text:style-name="T1"> </text:span>посредством<text:span text:style-name="T1"> </text:span>низкоуровневого<text:span text:style-name="T1"> </text:span>обмена<text:span text:style-name="T1"> </text:span>на<text:span text:style-name="T1"> </text:span>базе<text:span text:style-name="T1"> </text:span>пакета<text:span text:style-name="T1"> </text:span>libusb.</text:p>
      <text:p text:style-name="P3"/>
      <text:p text:style-name="P3">Связь<text:span text:style-name="T1"> </text:span>и<text:span text:style-name="T1"> </text:span>управление<text:span text:style-name="T1"> </text:span>также<text:span text:style-name="T1"> </text:span>могут<text:span text:style-name="T1"> </text:span>осуществляться<text:span text:style-name="T1"> </text:span>через<text:span text:style-name="T1"> </text:span>встроенную<text:span text:style-name="T1"> </text:span>ЭВМ.<text:span text:style-name="T1"> </text:span>Предлагается<text:span text:style-name="T1"> </text:span>контроллер<text:span text:style-name="T1"> </text:span>управления<text:span text:style-name="T1"> </text:span>периферией<text:span text:style-name="T1"> </text:span>также<text:span text:style-name="T1"> </text:span>снабдить<text:span text:style-name="T1"> </text:span>портом<text:span text:style-name="T1"> </text:span>USB.<text:span text:style-name="T1"> </text:span>В<text:span text:style-name="T1"> </text:span>этом<text:span text:style-name="T1"> </text:span>случае<text:span text:style-name="T1"> </text:span>экономится<text:span text:style-name="T1"> </text:span>вес<text:span text:style-name="T1"> </text:span>проводов<text:span text:style-name="T1"> </text:span>кабеля<text:span text:style-name="T1"> </text:span>и<text:span text:style-name="T1"> </text:span>упрощается<text:span text:style-name="T1"> </text:span>программирование<text:span text:style-name="T1"> </text:span>логики<text:span text:style-name="T1"> </text:span>управления,<text:span text:style-name="T1"> </text:span>поскольку<text:span text:style-name="T1"> </text:span>оно<text:span text:style-name="T1"> </text:span>может<text:span text:style-name="T1"> </text:span>быть<text:span text:style-name="T1"> </text:span>выполнено<text:span text:style-name="T1"> </text:span>во<text:span text:style-name="T1"> </text:span>встроенной<text:span text:style-name="T1"> </text:span>ЭВМ.</text:p>
      <text:p text:style-name="P3"><text:soft-page-break/></text:p>
      <text:p text:style-name="P3">Для<text:span text:style-name="T1"> </text:span>визуального<text:span text:style-name="T1"> </text:span>контроля<text:span text:style-name="T1"> </text:span>есть<text:span text:style-name="T1"> </text:span>возможность<text:span text:style-name="T1"> </text:span>применять<text:span text:style-name="T1"> </text:span>USB<text:span text:style-name="T1"> </text:span>камеры.<text:span text:style-name="T1"> </text:span>Информация<text:span text:style-name="T1"> </text:span>с<text:span text:style-name="T1"> </text:span>них<text:span text:style-name="T1"> </text:span>может<text:span text:style-name="T1"> </text:span>поступать<text:span text:style-name="T1"> </text:span>на<text:span text:style-name="T1"> </text:span>пульт<text:span text:style-name="T1"> </text:span>управления<text:span text:style-name="T1"> </text:span>посредством<text:span text:style-name="T1"> </text:span>сетевых<text:span text:style-name="T1"> </text:span>технологий<text:span text:style-name="T1"> </text:span>передачи<text:span text:style-name="T1"> </text:span>данных<text:span text:style-name="T1"> </text:span>Ethernet,<text:span text:style-name="T1"> </text:span>либо<text:span text:style-name="T1"> </text:span>WiF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Droid Sans Fallback1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Absatz-Standardschriftar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3" style:layout-grid-base-height="0.2165in" style:layout-grid-ruby-height="0in" style:layout-grid-mode="none" style:layout-grid-ruby-below="false" style:layout-grid-print="false" style:layout-grid-display="false" style:layout-grid-base-width="0.1453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 Bashkirov</meta:initial-creator>
    <meta:creation-date>2012-03-14T08:34:49</meta:creation-date>
    <meta:editing-duration>P2171DT10H2M34S</meta:editing-duration>
    <dc:date>2012-03-29T17:08:55</dc:date>
    <dc:creator>Sergey Bashkirov</dc:creator>
    <meta:generator>LibreOffice/3.4$Linux LibreOffice_project/340m1$Build-402</meta:generator>
    <meta:editing-cycles>2</meta:editing-cycles>
    <meta:document-statistic meta:table-count="0" meta:image-count="0" meta:object-count="0" meta:page-count="2" meta:paragraph-count="12" meta:word-count="355" meta:character-count="2827" meta:non-whitespace-character-count="2484"/>
    <meta:user-defined meta:name="Info 1"/>
    <meta:user-defined meta:name="Info 2"/>
    <meta:user-defined meta:name="Info 3"/>
    <meta:user-defined meta:name="Info 4"/>
  </office:meta>
</office:document-meta>
</file>